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cm" fo:min-width="1.67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text-properties fo:background-color="#ffffff"/>
    </style:style>
    <style:style style:name="P4" style:family="paragraph">
      <loext:graphic-properties draw:fill="none" draw:fill-color="#ffffff"/>
      <style:paragraph-properties style:writing-mode="lr-tb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3cm" svg:height="0.952cm" svg:x="5.727cm" svg:y="5.445cm">
          <text:p text:style-name="P1">B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7.935cm" svg:y="5.445cm">
          <text:p text:style-name="P1">B<text:span text:style-name="T1">n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10.166cm" svg:y="7.256cm">
          <text:p text:style-name="P1">FB<text:span text:style-name="T1">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287cm" svg:height="0.962cm" svg:x="0.505cm" svg:y="5.425cm">
          <draw:text-box>
            <text:p text:style-name="P3"><text:span text:style-name="T2">Trusted State</text:span></text:p>
          </draw:text-box>
        </draw:frame>
        <draw:custom-shape draw:style-name="gr1" draw:text-style-name="P2" draw:layer="layout" svg:width="2.223cm" svg:height="0.952cm" svg:x="5.741cm" svg:y="7.255cm">
          <text:p text:style-name="P1">B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7.949cm" svg:y="7.255cm">
          <text:p text:style-name="P1">B<text:span text:style-name="T1">n + 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287cm" svg:height="0.962cm" svg:x="0.619cm" svg:y="7.235cm">
          <draw:text-box>
            <text:p text:style-name="P3"><text:span text:style-name="T2">Virtual State</text:span></text:p>
          </draw:text-box>
        </draw:frame>
        <draw:custom-shape draw:style-name="gr1" draw:text-style-name="P2" draw:layer="layout" svg:width="2.223cm" svg:height="0.952cm" svg:x="10.159cm" svg:y="5.445cm">
          <text:p text:style-name="P1">B<text:span text:style-name="T1">n +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12.374cm" svg:y="5.445cm">
          <text:p text:style-name="P1">B<text:span text:style-name="T1">n +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12.374cm" svg:y="7.256cm">
          <text:p text:style-name="P1">FB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3cm" svg:height="0.952cm" svg:x="15.689cm" svg:y="7.256cm">
          <text:p text:style-name="P1">FB<text:span text:style-name="T1">n+i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529cm" svg:y1="5.96cm" svg:x2="4.894cm" svg:y2="5.96cm">
          <text:p/>
        </draw:line>
        <draw:line draw:style-name="gr3" draw:text-style-name="P5" draw:layer="layout" svg:x1="15.329cm" svg:y1="5.96cm" svg:x2="14.694cm" svg:y2="5.96cm">
          <text:p/>
        </draw:line>
        <draw:line draw:style-name="gr3" draw:text-style-name="P5" draw:layer="layout" svg:x1="5.53cm" svg:y1="7.729cm" svg:x2="4.895cm" svg:y2="7.729cm">
          <text:p/>
        </draw:line>
        <draw:line draw:style-name="gr3" draw:text-style-name="P5" draw:layer="layout" svg:x1="15.431cm" svg:y1="7.74cm" svg:x2="14.796cm" svg:y2="7.74cm">
          <text:p/>
        </draw:line>
        <draw:custom-shape draw:style-name="gr1" draw:text-style-name="P2" draw:layer="layout" svg:width="2.223cm" svg:height="0.952cm" svg:x="17.913cm" svg:y="7.256cm">
          <text:p text:style-name="P1">B<text:span text:style-name="T1">n + 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0.868cm" svg:y1="7.771cm" svg:x2="20.233cm" svg:y2="7.771cm">
          <text:p/>
        </draw:line>
        <draw:line draw:style-name="gr4" draw:text-style-name="P5" draw:layer="layout" svg:x1="17.916cm" svg:y1="9.244cm" svg:x2="10.207cm" svg:y2="9.244cm">
          <text:p/>
        </draw:line>
        <draw:line draw:style-name="gr4" draw:text-style-name="P5" draw:layer="layout" svg:x1="17.89cm" svg:y1="9.247cm" svg:x2="17.89cm" svg:y2="8.62cm">
          <text:p/>
        </draw:line>
        <draw:line draw:style-name="gr4" draw:text-style-name="P5" draw:layer="layout" svg:x1="10.229cm" svg:y1="9.248cm" svg:x2="10.229cm" svg:y2="8.621cm">
          <text:p/>
        </draw:line>
        <draw:line draw:style-name="gr4" draw:text-style-name="P5" draw:layer="layout" svg:x1="14.335cm" svg:y1="9.89cm" svg:x2="14.335cm" svg:y2="9.263cm">
          <text:p/>
        </draw:line>
        <draw:frame draw:style-name="gr5" draw:text-style-name="P4" draw:layer="layout" svg:width="8.393cm" svg:height="0.962cm" svg:x="10.133cm" svg:y="9.969cm">
          <draw:text-box>
            <text:p text:style-name="P3"><text:span text:style-name="T2">Sequence of forced batch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00:53:30.905632123</dc:date>
    <meta:editing-duration>PT18H46M30S</meta:editing-duration>
    <meta:editing-cycles>25</meta:editing-cycles>
    <meta:generator>LibreOffice/7.3.7.2$Linux_X86_64 LibreOffice_project/30$Build-2</meta:generator>
    <meta:document-statistic meta:object-count="22"/>
  </office:meta>
</office:document-meta>
</file>